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f04d" officeooo:paragraph-rsid="0004f04d"/>
    </style:style>
    <style:style style:name="P2" style:family="paragraph" style:parent-style-name="Standard">
      <style:text-properties officeooo:rsid="0004f04d" officeooo:paragraph-rsid="0007a9d1"/>
    </style:style>
    <style:style style:name="P3" style:family="paragraph" style:parent-style-name="Standard">
      <style:text-properties officeooo:paragraph-rsid="0004f04d"/>
    </style:style>
    <style:style style:name="P4" style:family="paragraph" style:parent-style-name="Standard" style:list-style-name="L1">
      <style:text-properties officeooo:rsid="0004f04d" officeooo:paragraph-rsid="0004f04d"/>
    </style:style>
    <style:style style:name="P5" style:family="paragraph" style:parent-style-name="Standard" style:list-style-name="L2">
      <style:text-properties officeooo:rsid="0004f04d" officeooo:paragraph-rsid="0004f04d"/>
    </style:style>
    <style:style style:name="P6" style:family="paragraph" style:parent-style-name="Standard" style:list-style-name="L3">
      <style:text-properties officeooo:rsid="0004f04d" officeooo:paragraph-rsid="0004f04d"/>
    </style:style>
    <style:style style:name="P7" style:family="paragraph" style:parent-style-name="Standard" style:list-style-name="L3">
      <style:text-properties officeooo:rsid="0004f04d" officeooo:paragraph-rsid="0007a9d1"/>
    </style:style>
    <style:style style:name="P8" style:family="paragraph" style:parent-style-name="Standard">
      <style:text-properties officeooo:rsid="0004f04d" officeooo:paragraph-rsid="0004f04d"/>
    </style:style>
    <style:style style:name="P9" style:family="paragraph" style:parent-style-name="Standard" style:list-style-name="L1">
      <style:text-properties officeooo:rsid="00066ec0" officeooo:paragraph-rsid="00066ec0"/>
    </style:style>
    <style:style style:name="P10" style:family="paragraph" style:parent-style-name="Standard">
      <style:text-properties officeooo:rsid="0008f4c9" officeooo:paragraph-rsid="0008f4c9"/>
    </style:style>
    <style:style style:name="P11" style:family="paragraph" style:parent-style-name="Standard">
      <style:text-properties officeooo:rsid="000aadcd" officeooo:paragraph-rsid="000aadcd"/>
    </style:style>
    <style:style style:name="P12" style:family="paragraph" style:parent-style-name="Standard">
      <style:text-properties officeooo:rsid="000aca57" officeooo:paragraph-rsid="000aca57"/>
    </style:style>
    <style:style style:name="P13" style:family="paragraph" style:parent-style-name="Standard">
      <style:text-properties officeooo:rsid="000c6ebe" officeooo:paragraph-rsid="000c6ebe"/>
    </style:style>
    <style:style style:name="P14" style:family="paragraph" style:parent-style-name="Standard">
      <style:text-properties officeooo:rsid="000e6d4f" officeooo:paragraph-rsid="000e6d4f"/>
    </style:style>
    <style:style style:name="T1" style:family="text">
      <style:text-properties officeooo:rsid="000c6e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67198669" text:style-name="L1">
        <text:list-item>
          <text:p text:style-name="P4">Change people pictures and add one for thomas</text:p>
        </text:list-item>
        <text:list-item>
          <text:p text:style-name="P9">put Umweltwissenschaftlerin for me</text:p>
        </text:list-item>
      </text:list>
      <text:p text:style-name="P3"/>
      <text:list xml:id="list221252888858151" text:continue-numbering="true" text:style-name="L1">
        <text:list-item>
          <text:p text:style-name="P4">change missing product pictures </text:p>
        </text:list-item>
      </text:list>
      <text:p text:style-name="P1"/>
      <text:list xml:id="list221253995959499" text:continue-numbering="true" text:style-name="L1">
        <text:list-item>
          <text:p text:style-name="P4">In Sozial: </text:p>
        </text:list-item>
      </text:list>
      <text:p text:style-name="P1">Mit unserem Park sensibilisieren wir die Gesellschaft für nachhaltige Landwirtschaft und Verhaltensweisen. </text:p>
      <text:p text:style-name="P1"/>
      <text:list xml:id="list4069464961" text:style-name="L2">
        <text:list-item>
          <text:p text:style-name="P5">In indiviualised:</text:p>
        </text:list-item>
      </text:list>
      <text:p text:style-name="P1">Wunschentsprechend werden Versorgungspläne für unsere frischen, getrockneten, pulverisierten und gefrosteten Lebensmittel erstellt, welche jederzeit angepasst werden können. Je nach Bedarf kann die Lieferhäufigkeit, Menge und Art des jeweiligen Produkts angepasst und neue Produktideen implementiert werden. </text:p>
      <text:p text:style-name="P1"/>
      <text:list xml:id="list259482713" text:style-name="L3">
        <text:list-item>
          <text:p text:style-name="P6">Create a business address and make <text:s/>contact form go directly on it</text:p>
        </text:list-item>
      </text:list>
      <text:p text:style-name="P2"/>
      <text:list xml:id="list221253219314525" text:continue-numbering="true" text:style-name="L3">
        <text:list-item>
          <text:p text:style-name="P7">Reduce size of timelapse</text:p>
        </text:list-item>
      </text:list>
      <text:p text:style-name="P2"/>
      <text:list xml:id="list221253871206402" text:continue-numbering="true" text:style-name="L3">
        <text:list-item>
          <text:p text:style-name="P6">On the menu have the 3 different choices under product, on which we can click to go directly in the respective pages.</text:p>
        </text:list-item>
      </text:list>
      <text:p text:style-name="P1"/>
      <text:p text:style-name="P1"/>
      <text:p text:style-name="P1"/>
      <text:p text:style-name="P1"/>
      <text:p text:style-name="P10">To change text on website ourselves:</text:p>
      <text:p text:style-name="P10"/>
      <text:p text:style-name="P10">ON LINUX</text:p>
      <text:p text:style-name="P10"/>
      <text:p text:style-name="P11">In a freshly started terminal :</text:p>
      <text:p text:style-name="P11"/>
      <text:p text:style-name="P11"/>
      <text:p text:style-name="P11">cd code/</text:p>
      <text:p text:style-name="P11">ls</text:p>
      <text:p text:style-name="P11">cd phytago-site/</text:p>
      <text:p text:style-name="P11"/>
      <text:p text:style-name="P11">hugo_server is to upload new things:</text:p>
      <text:p text:style-name="P11">./hugo_server</text:p>
      <text:p text:style-name="P11"/>
      <text:p text:style-name="P11">config.toml contains the text <text:span text:style-name="T1">in home page</text:span></text:p>
      <text:p text:style-name="P12">change there and ctrl s</text:p>
      <text:p text:style-name="P12"/>
      <text:p text:style-name="P13">markdown : content creation language</text:p>
      <text:p text:style-name="P14"/>
      <text:p text:style-name="P14">to upload:</text:p>
      <text:p text:style-name="P14">in terminal:</text:p>
      <text:p text:style-name="P14">ctrl c </text:p>
      <text:p text:style-name="P14">./hugo_server</text:p>
      <text:p text:style-name="P14">ctrl c</text:p>
      <text:p text:style-name="P14"><text:soft-page-break/>./hugo_server upload</text:p>
      <text:p text:style-name="P14"/>
      <text:p text:style-name="P14">SHOW CHANGES, PRESS RETURN (=enter key)</text:p>
      <text:p text:style-name="P14"/>
      <text:p text:style-name="P14"/>
      <text:p text:style-name="P14"/>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08-06T22:12:52.050000000</dc:date>
    <meta:editing-duration>PT1H15M30S</meta:editing-duration>
    <meta:editing-cycles>6</meta:editing-cycles>
    <meta:document-statistic meta:table-count="0" meta:image-count="0" meta:object-count="0" meta:page-count="2" meta:paragraph-count="28" meta:word-count="173" meta:character-count="1127" meta:non-whitespace-character-count="984"/>
  </office:meta>
</office:document-meta>
</file>